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ContextExposingInterceptor.isEligible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ProxyFactory.createJndiObjectProxy( JndiObjectFactoryBean jof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ndiContextExposingInterceptor.JndiContextExposingInterceptor( JndiTemplate jnd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FactoryBean.getObjectTyp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ndiObjectFactoryBean.setProxyInterface( Class &lt; ? &gt; proxyInterf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FactoryBean.afterPropertiesSe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ndiObjectFactoryBean.createCompositeInterface( Class &lt; ? &gt;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FactoryBean.setExposeAccessContext( boolean exposeAcces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FactoryBean.setDefaultObject( Object defaul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ContextExposingInterceptor.invoke( MethodInvocation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.setProxyInterfaces( Class &lt; ? &gt; ... proxy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FactoryBean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ndiObjectFactoryBean.setCache( boolean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FactoryBean.setLookupOnStartup( boolean lookupOn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FactoryBean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FactoryBean.lookupWithFallback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